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3.5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2.7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45cm" svg:y1="0.735cm" svg:x2="6.45cm" svg:y2="1.37cm">
          <text:p/>
        </draw:line>
        <draw:custom-shape draw:style-name="gr1" draw:text-style-name="P2" draw:layer="layout" svg:width="12.7cm" svg:height="0.635cm" svg:x="0.1cm" svg:y="1.3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005cm" svg:x2="0.1cm" svg:y2="7.085cm">
          <text:p/>
        </draw:line>
        <draw:frame draw:style-name="gr3" draw:text-style-name="P5" draw:layer="layout" svg:width="6.35cm" svg:height="4.043cm" svg:x="0.1cm" svg:y="2.64cm">
          <draw:text-box>
            <text:p text:style-name="P4"><text:span text:style-name="T2">allIndexes</text:span></text:p>
            <text:p text:style-name="P4"><text:span text:style-name="T2">allItems</text:span></text:p>
            <text:p text:style-name="P4"><text:span text:style-name="T2">at, [ ]</text:span></text:p>
            <text:p text:style-name="P4"><text:span text:style-name="T2">difference</text:span></text:p>
            <text:p text:style-name="P4"><text:span text:style-name="T2">hasIndex</text:span></text:p>
            <text:p text:style-name="P4"><text:span text:style-name="T2">hasItem</text:span></text:p>
            <text:p text:style-name="P4"><text:span text:style-name="T2">index</text:span></text:p>
            <text:p text:style-name="P4"><text:span text:style-name="T2">intersection</text:span></text:p>
          </draw:text-box>
        </draw:frame>
        <draw:frame draw:style-name="gr3" draw:text-style-name="P5" draw:layer="layout" svg:width="6.35cm" svg:height="3.81cm" svg:x="6.45cm" svg:y="2.64cm">
          <draw:text-box>
            <text:p text:style-name="P4"><text:span text:style-name="T2">items</text:span></text:p>
            <text:p text:style-name="P4"><text:span text:style-name="T2">makeArray</text:span></text:p>
            <text:p text:style-name="P4"><text:span text:style-name="T2">put, [ ]=</text:span></text:p>
            <text:p text:style-name="P4"><text:span text:style-name="T2">subset</text:span></text:p>
            <text:p text:style-name="P4"><text:span text:style-name="T2">supplier</text:span></text:p>
            <text:p text:style-name="P4"><text:span text:style-name="T2">union</text:span></text:p>
            <text:p text:style-name="P4"><text:span text:style-name="T2">xor</text:span></text:p>
          </draw:text-box>
        </draw:frame>
        <draw:line draw:style-name="gr2" draw:text-style-name="P3" draw:layer="layout" svg:x1="0.1cm" svg:y1="7.085cm" svg:x2="12.8cm" svg:y2="7.085cm">
          <text:p/>
        </draw:line>
        <draw:line draw:style-name="gr2" draw:text-style-name="P3" draw:layer="layout" svg:x1="6.45cm" svg:y1="2.64cm" svg:x2="6.45cm" svg:y2="7.085cm">
          <text:p/>
        </draw:line>
        <draw:line draw:style-name="gr2" draw:text-style-name="P3" draw:layer="layout" svg:x1="0.1cm" svg:y1="2.64cm" svg:x2="12.8cm" svg:y2="2.64cm">
          <text:p/>
        </draw:line>
        <draw:line draw:style-name="gr2" draw:text-style-name="P3" draw:layer="layout" svg:x1="12.8cm" svg:y1="2.005cm" svg:x2="12.8cm" svg:y2="7.0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2.9cm" fo:page-height="7.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2T23:30:37.45</dc:date>
    <dc:language>en-US</dc:language>
    <meta:editing-cycles>16</meta:editing-cycles>
    <meta:editing-duration>PT01H40M55S</meta:editing-duration>
    <meta:document-statistic meta:object-count="10"/>
    <meta:user-defined meta:name="Info 1"/>
    <meta:user-defined meta:name="Info 2"/>
    <meta:user-defined meta:name="Info 3"/>
    <meta:user-defined meta:name="Info 4"/>
  </office:meta>
</office:document-meta>
</file>